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
            <text:p>1,1 sec</text:p>
          </table:table-cell>
          <table:table-cell table:style-name="ce162" table:formula="of:=TESTSTAT(&quot;count&quot;; [.B46])" office:value-type="float" office:value="2095">
            <text:p>2095</text:p>
          </table:table-cell>
          <table:table-cell table:style-name="ce164" table:formula="of:=[.E46]/[.D46]" office:value-type="float" office:value="1904.54545454545">
            <text:p>1904,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5 1408">
            <text:p>test_Parser(multiplicity): 1,5 1408</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5">
            <text:p>1,5 sec</text:p>
          </table:table-cell>
          <table:table-cell table:style-name="ce162" table:formula="of:=TESTSTAT(&quot;count&quot;; [.B47])" office:value-type="float" office:value="1408">
            <text:p>1408</text:p>
          </table:table-cell>
          <table:table-cell table:style-name="ce164" table:formula="of:=[.E47]/[.D47]" office:value-type="float" office:value="938.666666666667">
            <text:p>938,7 a/sec</text:p>
          </table:table-cell>
          <table:table-cell table:number-columns-repeated="4"/>
        </table:table-row>
        <table:table-row table:style-name="ro6">
          <table:table-cell/>
          <table:table-cell table:formula="of:=TEST_PARSER(&quot;basic&quot;)" office:value-type="string" office:string-value="test_Parser(basic): 2,2 3205">
            <text:p>test_Parser(basic): 2,2 3205</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2">
            <text:p>2,2 sec</text:p>
          </table:table-cell>
          <table:table-cell table:style-name="ce162" table:formula="of:=TESTSTAT(&quot;count&quot;; [.B48])" office:value-type="float" office:value="3205">
            <text:p>3205</text:p>
          </table:table-cell>
          <table:table-cell table:style-name="ce164" table:formula="of:=[.E48]/[.D48]" office:value-type="float" office:value="1456.81818181818">
            <text:p>1456,8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7">
            <text:p>0,7 sec</text:p>
          </table:table-cell>
          <table:table-cell table:style-name="ce162" table:formula="of:=TESTSTAT(&quot;count&quot;; [.B49])" office:value-type="float" office:value="471">
            <text:p>471</text:p>
          </table:table-cell>
          <table:table-cell table:style-name="ce164"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7 2948">
            <text:p>test_Parser(numbers): 2,7 2948</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7">
            <text:p>2,7 sec</text:p>
          </table:table-cell>
          <table:table-cell table:style-name="ce162" table:formula="of:=TESTSTAT(&quot;count&quot;; [.B50])" office:value-type="float" office:value="2948">
            <text:p>2948</text:p>
          </table:table-cell>
          <table:table-cell table:style-name="ce164" table:formula="of:=[.E50]/[.D50]" office:value-type="float" office:value="1091.85185185185">
            <text:p>1091,9 a/sec</text:p>
          </table:table-cell>
          <table:table-cell table:number-columns-repeated="4"/>
        </table:table-row>
        <table:table-row table:style-name="ro6">
          <table:table-cell/>
          <table:table-cell table:formula="of:=TEST_PARSER(&quot;types&quot;)" office:value-type="string" office:string-value="test_Parser(types): 5,6 11062">
            <text:p>test_Parser(types): 5,6 11062</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6">
            <text:p>5,6 sec</text:p>
          </table:table-cell>
          <table:table-cell table:style-name="ce162" table:formula="of:=TESTSTAT(&quot;count&quot;; [.B51])" office:value-type="float" office:value="11062">
            <text:p>11062</text:p>
          </table:table-cell>
          <table:table-cell table:style-name="ce164" table:formula="of:=[.E51]/[.D51]" office:value-type="float" office:value="1975.35714285714">
            <text:p>1975,4 a/sec</text:p>
          </table:table-cell>
          <table:table-cell table:number-columns-repeated="4"/>
        </table:table-row>
        <table:table-row table:style-name="ro6">
          <table:table-cell table:number-columns-repeated="3"/>
          <table:table-cell table:style-name="ce161" table:formula="of:=SUM([.D46:.D51])" office:value-type="float" office:value="13.8">
            <text:p>13,8 sec</text:p>
          </table:table-cell>
          <table:table-cell table:style-name="ce163" table:formula="of:=SUM([.E46:.E51])" office:value-type="float" office:value="21189">
            <text:p>21189</text:p>
          </table:table-cell>
          <table:table-cell table:style-name="ce165" table:formula="of:=[.E52]/[.D52]" office:value-type="float" office:value="1535.4347826087">
            <text:p>1535,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2,5 21184">
            <text:p>test_Parser(all): 12,5 21184</text:p>
          </table:table-cell>
          <table:table-cell table:formula="of:=TESTSTAT(&quot;name&quot;; [.B54])" office:value-type="string" office:string-value="test_Parser(all):">
            <text:p>test_Parser(all):</text:p>
          </table:table-cell>
          <table:table-cell table:style-name="ce160" table:formula="of:=TESTSTAT(&quot;time&quot;; [.B54])" office:value-type="float" office:value="12.5">
            <text:p>12,5 sec</text:p>
          </table:table-cell>
          <table:table-cell table:style-name="ce162" table:formula="of:=TESTSTAT(&quot;count&quot;; [.B54])" office:value-type="float" office:value="21184">
            <text:p>21184</text:p>
          </table:table-cell>
          <table:table-cell table:style-name="ce164" table:formula="of:=[.E54]/[.D54]" office:value-type="float" office:value="1694.72">
            <text:p>1694,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3">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5]; SUM([.D2:.D24]))" office:value-type="string" office:string-value="─Grammar&#13;&#10; ├─■(/).&#13;&#10; │ ├─ws:' '&#13;&#10; │ ├─ws:' '&#13;&#10; │ ├─ws:' '&#13;&#10; │ ├─ws:' '&#13;&#10; │ ├─ws:' '&#13;&#10; │ ├─ws:' '&#13;&#10; │ ├─ws:' '&#13;&#10; │ ├─ws:' '&#13;&#10; │ ├─ws:' '&#13;&#10; │ └─ws:' '&#13;&#10; ├─Rule&#13;&#10; │ ├─■(/).&#13;&#10; │ ├─RuleName:'_S'&#13;&#10; │ ├─■(/).&#13;&#10; │ │ └─ws:' '&#13;&#10; │ ├─■(/).&#13;&#10; │ │ └─'::='&#13;&#10; │ └─Alt&#13;&#10; │   └─Con&#13;&#10; │     └─(. . .)&#13;&#10; │       ├─■(/).&#13;&#10; │       │ └─ws:' '&#13;&#10; │       ├─Atom&#13;&#10; │       │ └─Nonterminal:'_Grammar'&#13;&#10; │       └─■(/).&#13;&#10; ├─■(/).&#13;&#10; └─(. . .)&#13;&#10;   ├─(. . .)&#13;&#10;   │ ├─■(/).&#13;&#10;   │ │ ├─nl:'\n'&#13;&#10;   │ │ └─nl:'\n'&#13;&#10;   │ └─Rule&#13;&#10;   │   ├─■(/).&#13;&#10;   │   │ ├─ws:' '&#13;&#10;   │   │ ├─ws:' '&#13;&#10;   │   │ ├─ws:' '&#13;&#10;   │   │ ├─ws:' '&#13;&#10;   │   │ ├─ws:' '&#13;&#10;   │   │ ├─ws:' '&#13;&#10;   │   │ ├─ws:' '&#13;&#10;   │   │ ├─ws:' '&#13;&#10;   │   │ └─ws:' '&#13;&#10;   │   ├─RuleName:'_ws'&#13;&#10;   │   ├─■(/).&#13;&#10;   │   │ └─ws:' '&#13;&#10;   │   ├─■(/).&#13;&#10;   │   │ └─'::='&#13;&#10;   │   └─Alt&#13;&#10;   │     ├─Con&#13;&#10;   │     │ └─(. . .)&#13;&#10;   │     │   ├─■(/).&#13;&#10;   │     │   │ └─ws:' '&#13;&#10;   │     │   ├─Atom&#13;&#10;   │     │   │ └─Terminal&#13;&#10;   │     │   │   ├─■(/).&#13;&#10;   │     │   │   │ └─'\&quot;'&#13;&#10;   │     │   │   ├─' '&#13;&#10;   │     │   │   └─■(/).&#13;&#10;   │     │   │     └─'\&quot;'&#13;&#10;   │     │   └─■(/).&#13;&#10;   │     │     └─ws:' '&#13;&#10;   │     └─(. . .)&#13;&#10;   │       ├─■(/).&#13;&#10;   │       ├─■(/).&#13;&#10;   │       ├─■(/).&#13;&#10;   │       │ └─'|'&#13;&#10;   │       └─Con&#13;&#10;   │         └─(. . .)&#13;&#10;   │           ├─■(/).&#13;&#10;   │           │ └─ws:' '&#13;&#10;   │           ├─Atom&#13;&#10;   │           │ └─Terminal&#13;&#10;   │           │   ├─■(/).&#13;&#10;   │           │   │ └─'\&quot;'&#13;&#10;   │           │   ├─'t'&#13;&#10;   │           │   └─■(/).&#13;&#10;   │           │     └─'\&quot;'&#13;&#10;   │           └─■(/).&#13;&#10;   ├─(. . .)&#13;&#10;   │ ├─■(/).&#13;&#10;   │ │ └─nl:'\n'&#13;&#10;   │ └─Rule&#13;&#10;   │   ├─■(/).&#13;&#10;   │   │ ├─ws:' '&#13;&#10;   │   │ ├─ws:' '&#13;&#10;   │   │ ├─ws:' '&#13;&#10;   │   │ ├─ws:' '&#13;&#10;   │   │ ├─ws:' '&#13;&#10;   │   │ ├─ws:' '&#13;&#10;   │   │ ├─ws:' '&#13;&#10;   │   │ ├─ws:' '&#13;&#10;   │   │ └─ws:' '&#13;&#10;   │   ├─RuleName:'_nl'&#13;&#10;   │   ├─■(/).&#13;&#10;   │   │ └─ws:' '&#13;&#10;   │   ├─■(/).&#13;&#10;   │   │ └─'::='&#13;&#10;   │   └─Alt&#13;&#10;   │     ├─Con&#13;&#10;   │     │ ├─(. . .)&#13;&#10;   │     │ │ ├─■(/).&#13;&#10;   │     │ │ │ └─ws:' '&#13;&#10;   │     │ │ ├─Atom&#13;&#10;   │     │ │ │ └─Terminal&#13;&#10;   │     │ │ │   ├─■(/).&#13;&#10;   │     │ │ │   │ └─'\&quot;'&#13;&#10;   │     │ │ │   ├─'r'&#13;&#10;   │     │ │ │   └─■(/).&#13;&#10;   │     │ │ │     └─'\&quot;'&#13;&#10;   │     │ │ └─■(/).&#13;&#10;   │     │ │   └─ws:' '&#13;&#10;   │     │ └─(. . .)&#13;&#10;   │     │   ├─■(/).&#13;&#10;   │     │   ├─Atom&#13;&#10;   │     │   │ └─Terminal&#13;&#10;   │     │   │   ├─■(/).&#13;&#10;   │     │   │   │ └─'\&quot;'&#13;&#10;   │     │   │   ├─'n'&#13;&#10;   │     │   │   └─■(/).&#13;&#10;   │     │   │     └─'\&quot;'&#13;&#10;   │     │   └─■(/).&#13;&#10;   │     └─(. . .)&#13;&#10;   │       ├─■(/).&#13;&#10;   │       │ └─nl:'\n'&#13;&#10;   │       ├─■(/).&#13;&#10;   │       │ ├─ws:' '&#13;&#10;   │       │ ├─ws:' '&#13;&#10;   │       │ ├─ws:' '&#13;&#10;   │       │ ├─ws:' '&#13;&#10;   │       │ ├─ws:' '&#13;&#10;   │       │ ├─ws:' '&#13;&#10;   │       │ ├─ws:' '&#13;&#10;   │       │ ├─ws:' '&#13;&#10;   │       │ ├─ws:' '&#13;&#10;   │       │ ├─ws:' '&#13;&#10;   │       │ ├─ws:' '&#13;&#10;   │       │ ├─ws:' '&#13;&#10;   │       │ ├─ws:' '&#13;&#10;   │       │ ├─ws:' '&#13;&#10;   │       │ └─ws:' '&#13;&#10;   │       ├─■(/).&#13;&#10;   │       │ └─'|'&#13;&#10;   │       └─Con&#13;&#10;   │         ├─(. . .)&#13;&#10;   │         │ ├─■(/).&#13;&#10;   │         │ │ └─ws:' '&#13;&#10;   │         │ ├─Atom&#13;&#10;   │         │ │ └─Terminal&#13;&#10;   │         │ │   ├─■(/).&#13;&#10;   │         │ │   │ └─'\&quot;'&#13;&#10;   │         │ │   ├─'n'&#13;&#10;   │         │ │   └─■(/).&#13;&#10;   │         │ │     └─'\&quot;'&#13;&#10;   │         │ └─■(/).&#13;&#10;   │         │   └─ws:' '&#13;&#10;   │         └─(. . .)&#13;&#10;   │           ├─■(/).&#13;&#10;   │           ├─Atom&#13;&#10;   │           │ └─Terminal&#13;&#10;   │           │   ├─■(/).&#13;&#10;   │           │   │ └─'\&quot;'&#13;&#10;   │           │   ├─'r'&#13;&#10;   │           │   └─■(/).&#13;&#10;   │           │     └─'\&quot;'&#13;&#10;   │           └─■(/).&#13;&#10;   ├─(. . .)&#13;&#10;   │ ├─■(/).&#13;&#10;   │ │ └─nl:'\n'&#13;&#10;   │ └─Rule&#13;&#10;   │   ├─■(/).&#13;&#10;   │   │ ├─ws:' '&#13;&#10;   │   │ ├─ws:' '&#13;&#10;   │   │ ├─ws:' '&#13;&#10;   │   │ ├─ws:' '&#13;&#10;   │   │ ├─ws:' '&#13;&#10;   │   │ ├─ws:' '&#13;&#10;   │   │ └─ws:' '&#13;&#10;   │   ├─RuleName:'_escQ'&#13;&#10;   │   ├─■(/).&#13;&#10;   │   │ └─ws:' '&#13;&#10;   │   ├─■(/).&#13;&#10;   │   │ └─'::='&#13;&#10;   │   └─Alt&#13;&#10;   │     └─Con&#13;&#10;   │       ├─(. . .)&#13;&#10;   │       │ ├─■(/).&#13;&#10;   │       │ │ └─ws:' '&#13;&#10;   │       │ ├─Atom&#13;&#10;   │       │ │ └─Terminal&#13;&#10;   │       │ │   ├─■(/).&#13;&#10;   │       │ │   │ └─'\&quot;'&#13;&#10;   │       │ │   ├─'\\'&#13;&#10;   │       │ │   └─■(/).&#13;&#10;   │       │ │     └─'\&quot;'&#13;&#10;   │       │ └─■(/).&#13;&#10;   │       └─(. . .)&#13;&#10;   │         ├─■(/).&#13;&#10;   │         ├─Atom&#13;&#10;   │         │ ├─■(/).&#13;&#10;   │         │ │ └─'('&#13;&#10;   │         │ ├─Alt&#13;&#10;   │         │ │ ├─Con&#13;&#10;   │         │ │ │ └─(. . .)&#13;&#10;   │         │ │ │   ├─■(/).&#13;&#10;   │         │ │ │   ├─Atom&#13;&#10;   │         │ │ │   │ └─Terminal&#13;&#10;   │         │ │ │   │   ├─■(/).&#13;&#10;   │         │ │ │   │   │ └─'\&quot;'&#13;&#10;   │         │ │ │   │   ├─'r'&#13;&#10;   │         │ │ │   │   └─■(/).&#13;&#10;   │         │ │ │   │     └─'\&quot;'&#13;&#10;   │         │ │ │   └─■(/).&#13;&#10;   │         │ │ ├─(. . .)&#13;&#10;   │         │ │ │ ├─■(/).&#13;&#10;   │         │ │ │ ├─■(/).&#13;&#10;   │         │ │ │ ├─■(/).&#13;&#10;   │         │ │ │ │ └─'|'&#13;&#10;   │         │ │ │ └─Con&#13;&#10;   │         │ │ │   └─(. . .)&#13;&#10;   │         │ │ │     ├─■(/).&#13;&#10;   │         │ │ │     ├─Atom&#13;&#10;   │         │ │ │     │ └─Terminal&#13;&#10;   │         │ │ │     │   ├─■(/).&#13;&#10;   │         │ │ │     │   │ └─'\&quot;'&#13;&#10;   │         │ │ │     │   ├─'n'&#13;&#10;   │         │ │ │     │   └─■(/).&#13;&#10;   │         │ │ │     │     └─'\&quot;'&#13;&#10;   │         │ │ │     └─■(/).&#13;&#10;   │         │ │ ├─(. . .)&#13;&#10;   │         │ │ │ ├─■(/).&#13;&#10;   │         │ │ │ ├─■(/).&#13;&#10;   │         │ │ │ ├─■(/).&#13;&#10;   │         │ │ │ │ └─'|'&#13;&#10;   │         │ │ │ └─Con&#13;&#10;   │         │ │ │   └─(. . .)&#13;&#10;   │         │ │ │     ├─■(/).&#13;&#10;   │         │ │ │     ├─Atom&#13;&#10;   │         │ │ │     │ └─Terminal&#13;&#10;   │         │ │ │     │   ├─■(/).&#13;&#10;   │         │ │ │     │   │ └─'\&quot;'&#13;&#10;   │         │ │ │     │   ├─'t'&#13;&#10;   │         │ │ │     │   └─■(/).&#13;&#10;   │         │ │ │     │     └─'\&quot;'&#13;&#10;   │         │ │ │     └─■(/).&#13;&#10;   │         │ │ ├─(. . .)&#13;&#10;   │         │ │ │ ├─■(/).&#13;&#10;   │         │ │ │ ├─■(/).&#13;&#10;   │         │ │ │ ├─■(/).&#13;&#10;   │         │ │ │ │ └─'|'&#13;&#10;   │         │ │ │ └─Con&#13;&#10;   │         │ │ │   └─(. . .)&#13;&#10;   │         │ │ │     ├─■(/).&#13;&#10;   │         │ │ │     ├─Atom&#13;&#10;   │         │ │ │     │ └─Terminal&#13;&#10;   │         │ │ │     │   ├─■(/).&#13;&#10;   │         │ │ │     │   │ └─'\&quot;'&#13;&#10;   │         │ │ │     │   ├─'\\'&#13;&#10;   │         │ │ │     │   └─■(/).&#13;&#10;   │         │ │ │     │     └─'\&quot;'&#13;&#10;   │         │ │ │     └─■(/).&#13;&#10;   │         │ │ └─(. . .)&#13;&#10;   │         │ │   ├─■(/).&#13;&#10;   │         │ │   ├─■(/).&#13;&#10;   │         │ │   ├─■(/).&#13;&#10;   │         │ │   │ └─'|'&#13;&#10;   │         │ │   └─Con&#13;&#10;   │         │ │     └─(. . .)&#13;&#10;   │         │ │       ├─■(/).&#13;&#10;   │         │ │       ├─Atom&#13;&#10;   │         │ │       │ └─Terminal&#13;&#10;   │         │ │       │   ├─■(/).&#13;&#10;   │         │ │       │   │ └─'\&quot;'&#13;&#10;   │         │ │       │   ├─'\&quot;'&#13;&#10;   │         │ │       │   └─■(/).&#13;&#10;   │         │ │       │     └─'\&quot;'&#13;&#10;   │         │ │       └─■(/).&#13;&#10;   │         │ └─■(/).&#13;&#10;   │         │   └─')'&#13;&#10;   │         └─■(/).&#13;&#10;   ├─(. . .)&#13;&#10;   │ ├─■(/).&#13;&#10;   │ │ ├─nl:'\n'&#13;&#10;   │ │ └─nl:'\n'&#13;&#10;   │ └─Rule&#13;&#10;   │   ├─■(/).&#13;&#10;   │   │ ├─ws:' '&#13;&#10;   │   │ ├─ws:' '&#13;&#10;   │   │ ├─ws:' '&#13;&#10;   │   │ ├─ws:' '&#13;&#10;   │   │ ├─ws:' '&#13;&#10;   │   │ ├─ws:' '&#13;&#10;   │   │ ├─ws:' '&#13;&#10;   │   │ └─ws:' '&#13;&#10;   │   ├─RuleName:'_Con'&#13;&#10;   │   ├─■(/).&#13;&#10;   │   │ └─ws:' '&#13;&#10;   │   ├─■(/).&#13;&#10;   │   │ └─'::='&#13;&#10;   │   └─Alt&#13;&#10;   │     └─Con&#13;&#10;   │       └─(. . .)&#13;&#10;   │         ├─■(/).&#13;&#10;   │         │ └─ws:' '&#13;&#10;   │         ├─Atom&#13;&#10;   │         │ ├─■(/).&#13;&#10;   │         │ │ └─'('&#13;&#10;   │         │ ├─Alt&#13;&#10;   │         │ │ └─Con&#13;&#10;   │         │ │   ├─(. . .)&#13;&#10;   │         │ │   │ ├─■(/).&#13;&#10;   │         │ │   │ ├─Atom&#13;&#10;   │         │ │   │ │ └─Nonterminal:'_ws'&#13;&#10;   │         │ │   │ └─■(/).&#13;&#10;   │         │ │   │   └─ws:' '&#13;&#10;   │         │ │   ├─(. . .)&#13;&#10;   │         │ │   │ ├─■(/).&#13;&#10;   │         │ │   │ ├─Atom&#13;&#10;   │         │ │   │ │ └─Nonterminal:'_Atom'&#13;&#10;   │         │ │   │ └─■(/).&#13;&#10;   │         │ │   │   └─ws:' '&#13;&#10;   │         │ │   └─(. . .)&#13;&#10;   │         │ │     ├─■(/).&#13;&#10;   │         │ │     ├─Atom&#13;&#10;   │         │ │     │ └─Nonterminal:'_ws'&#13;&#10;   │         │ │     └─■(/).&#13;&#10;   │         │ └─■(/).&#13;&#10;   │         │   └─')'&#13;&#10;   │         └─■(/).&#13;&#10;   ├─(. . .)&#13;&#10;   │ ├─■(/).&#13;&#10;   │ │ └─nl:'\n'&#13;&#10;   │ └─Rule&#13;&#10;   │   ├─■(/).&#13;&#10;   │   │ ├─ws:' '&#13;&#10;   │   │ ├─ws:' '&#13;&#10;   │   │ ├─ws:' '&#13;&#10;   │   │ ├─ws:' '&#13;&#10;   │   │ ├─ws:' '&#13;&#10;   │   │ ├─ws:' '&#13;&#10;   │   │ └─ws:' '&#13;&#10;   │   ├─RuleName:'_Atom'&#13;&#10;   │   ├─■(/).&#13;&#10;   │   │ └─ws:' '&#13;&#10;   │   ├─■(/).&#13;&#10;   │   │ └─'::='&#13;&#10;   │   └─Alt&#13;&#10;   │     ├─Con&#13;&#10;   │     │ ├─(. . .)&#13;&#10;   │     │ │ ├─■(/).&#13;&#10;   │     │ │ │ └─ws:' '&#13;&#10;   │     │ │ ├─Atom&#13;&#10;   │     │ │ │ └─Terminal&#13;&#10;   │     │ │ │   ├─■(/).&#13;&#10;   │     │ │ │   │ └─'\&quot;'&#13;&#10;   │     │ │ │   ├─'('&#13;&#10;   │     │ │ │   └─■(/).&#13;&#10;   │     │ │ │     └─'\&quot;'&#13;&#10;   │     │ │ └─■(/).&#13;&#10;   │     │ │   └─ws:' '&#13;&#10;   │     │ ├─(. . .)&#13;&#10;   │     │ │ ├─■(/).&#13;&#10;   │     │ │ ├─Atom&#13;&#10;   │     │ │ │ └─Nonterminal:'_Alt'&#13;&#10;   │     │ │ └─■(/).&#13;&#10;   │     │ │   └─ws:' '&#13;&#10;   │     │ └─(. . .)&#13;&#10;   │     │   ├─■(/).&#13;&#10;   │     │   ├─Atom&#13;&#10;   │     │   │ └─Terminal&#13;&#10;   │     │   │   ├─■(/).&#13;&#10;   │     │   │   │ └─'\&quot;'&#13;&#10;   │     │   │   ├─')'&#13;&#10;   │     │   │   └─■(/).&#13;&#10;   │     │   │     └─'\&quot;'&#13;&#10;   │     │   └─■(/).&#13;&#10;   │     ├─(. . .)&#13;&#10;   │     │ ├─■(/).&#13;&#10;   │     │ │ └─nl:'\n'&#13;&#10;   │     │ ├─■(/).&#13;&#10;   │     │ │ ├─ws:' '&#13;&#10;   │     │ │ ├─ws:' '&#13;&#10;   │     │ │ ├─ws:' '&#13;&#10;   │     │ │ ├─ws:' '&#13;&#10;   │     │ │ ├─ws:' '&#13;&#10;   │     │ │ ├─ws:' '&#13;&#10;   │     │ │ ├─ws:' '&#13;&#10;   │     │ │ ├─ws:' '&#13;&#10;   │     │ │ ├─ws:' '&#13;&#10;   │     │ │ ├─ws:' '&#13;&#10;   │     │ │ ├─ws:' '&#13;&#10;   │     │ │ ├─ws:' '&#13;&#10;   │     │ │ ├─ws:' '&#13;&#10;   │     │ │ ├─ws:' '&#13;&#10;   │     │ │ └─ws:' '&#13;&#10;   │     │ ├─■(/).&#13;&#10;   │     │ │ └─'|'&#13;&#10;   │     │ └─Con&#13;&#10;   │     │   └─(. . .)&#13;&#10;   │     │     ├─■(/).&#13;&#10;   │     │     │ └─ws:' '&#13;&#10;   │     │     ├─Atom&#13;&#10;   │     │     │ └─Nonterminal:'_Nonterminal'&#13;&#10;   │     │     └─■(/).&#13;&#10;   │     ├─(. . .)&#13;&#10;   │     │ ├─■(/).&#13;&#10;   │     │ │ └─nl:'\n'&#13;&#10;   │     │ ├─■(/).&#13;&#10;   │     │ │ ├─ws:' '&#13;&#10;   │     │ │ ├─ws:' '&#13;&#10;   │     │ │ ├─ws:' '&#13;&#10;   │     │ │ ├─ws:' '&#13;&#10;   │     │ │ ├─ws:' '&#13;&#10;   │     │ │ ├─ws:' '&#13;&#10;   │     │ │ ├─ws:' '&#13;&#10;   │     │ │ ├─ws:' '&#13;&#10;   │     │ │ ├─ws:' '&#13;&#10;   │     │ │ ├─ws:' '&#13;&#10;   │     │ │ ├─ws:' '&#13;&#10;   │     │ │ ├─ws:' '&#13;&#10;   │     │ │ ├─ws:' '&#13;&#10;   │     │ │ ├─ws:' '&#13;&#10;   │     │ │ └─ws:' '&#13;&#10;   │     │ ├─■(/).&#13;&#10;   │     │ │ └─'|'&#13;&#10;   │     │ └─Con&#13;&#10;   │     │   └─(. . .)&#13;&#10;   │     │     ├─■(/).&#13;&#10;   │     │     │ └─ws:' '&#13;&#10;   │     │     ├─Atom&#13;&#10;   │     │     │ └─Nonterminal:'_Terminal'&#13;&#10;   │     │     └─■(/).&#13;&#10;   │     └─(. . .)&#13;&#10;   │       ├─■(/).&#13;&#10;   │       │ └─nl:'\n'&#13;&#10;   │       ├─■(/).&#13;&#10;   │       │ ├─ws:' '&#13;&#10;   │       │ ├─ws:' '&#13;&#10;   │       │ ├─ws:' '&#13;&#10;   │       │ ├─ws:' '&#13;&#10;   │       │ ├─ws:' '&#13;&#10;   │       │ ├─ws:' '&#13;&#10;   │       │ ├─ws:' '&#13;&#10;   │       │ ├─ws:' '&#13;&#10;   │       │ ├─ws:' '&#13;&#10;   │       │ ├─ws:' '&#13;&#10;   │       │ ├─ws:' '&#13;&#10;   │       │ ├─ws:' '&#13;&#10;   │       │ ├─ws:' '&#13;&#10;   │       │ ├─ws:' '&#13;&#10;   │       │ └─ws:' '&#13;&#10;   │       ├─■(/).&#13;&#10;   │       │ └─'|'&#13;&#10;   │       └─Con&#13;&#10;   │         └─(. . .)&#13;&#10;   │           ├─■(/).&#13;&#10;   │           │ └─ws:' '&#13;&#10;   │           ├─Atom&#13;&#10;   │           │ └─Nonterminal:'_CClass'&#13;&#10;   │           └─■(/).&#13;&#10;   ├─(. . .)&#13;&#10;   │ ├─■(/).&#13;&#10;   │ │ └─nl:'\n'&#13;&#10;   │ └─Rule&#13;&#10;   │   ├─■(/).&#13;&#10;   │   ├─RuleName:'_Nonterminal'&#13;&#10;   │   ├─■(/).&#13;&#10;   │   │ └─ws:' '&#13;&#10;   │   ├─■(/).&#13;&#10;   │   │ └─'::='&#13;&#10;   │   └─Alt&#13;&#10;   │     └─Con&#13;&#10;   │       └─(. . .)&#13;&#10;   │         ├─■(/).&#13;&#10;   │         │ └─ws:' '&#13;&#10;   │         ├─Atom&#13;&#10;   │         │ └─Nonterminal:'_Ident'&#13;&#10;   │         └─■(/).&#13;&#10;   └─(. . .)&#13;&#10;     ├─■(/).&#13;&#10;     │ └─nl:'\n'&#13;&#10;     └─Rule&#13;&#10;       ├─■(/).&#13;&#10;       │ ├─ws:' '&#13;&#10;       │ ├─ws:' '&#13;&#10;       │ └─ws:' '&#13;&#10;       ├─RuleName:'_Terminal'&#13;&#10;       ├─■(/).&#13;&#10;       │ └─ws:' '&#13;&#10;       ├─■(/).&#13;&#10;       │ └─'::='&#13;&#10;       └─Alt&#13;&#10;         └─Con&#13;&#10;           ├─(. . .)&#13;&#10;           │ ├─■(/).&#13;&#10;           │ │ └─ws:' '&#13;&#10;           │ ├─Atom&#13;&#10;           │ │ └─Terminal&#13;&#10;           │ │   ├─■(/).&#13;&#10;           │ │   │ └─'\&quot;'&#13;&#10;           │ │   ├─'\&quot;'&#13;&#10;           │ │   └─■(/).&#13;&#10;           │ │     └─'\&quot;'&#13;&#10;           │ └─■(/).&#13;&#10;           │   └─ws:' '&#13;&#10;           ├─(. . .)&#13;&#10;           │ ├─■(/).&#13;&#10;           │ ├─Atom&#13;&#10;           │ │ ├─■(/).&#13;&#10;           │ │ │ └─'('&#13;&#10;           │ │ ├─Alt&#13;&#10;           │ │ │ └─Con&#13;&#10;           │ │ │   └─(. . .)&#13;&#10;           │ │ │     ├─■(/).&#13;&#10;           │ │ │     ├─Atom&#13;&#10;           │ │ │     │ └─Nonterminal:'escQ'&#13;&#10;           │ │ │     └─■(/).&#13;&#10;           │ │ │       └─ws:' '&#13;&#10;           │ │ └─■(/).&#13;&#10;           │ │   └─')'&#13;&#10;           │ └─■(/).&#13;&#10;           │   └─ws:' '&#13;&#10;           └─(. . .)&#13;&#10;             ├─■(/).&#13;&#10;             ├─Atom&#13;&#10;             │ └─Terminal&#13;&#10;             │   ├─■(/).&#13;&#10;             │   │ └─'\&quot;'&#13;&#10;             │   ├─'\&quot;'&#13;&#10;             │   └─■(/).&#13;&#10;             │     └─'\&quot;'&#13;&#10;             └─■(/)." table:number-columns-spanned="1" table:number-rows-spanned="89">
            <text:p>─Grammar</text:p>
            <text:p><text:s/>├─■(/).</text:p>
            <text:p><text:s/>│ ├─ws:' '</text:p>
            <text:p><text:s/>│ ├─ws:' '</text:p>
            <text:p><text:s/>│ ├─ws:' '</text:p>
            <text:p><text:s/>│ ├─ws:' '</text:p>
            <text:p><text:s/>│ ├─ws:' '</text:p>
            <text:p><text:s/>│ ├─ws:' '</text:p>
            <text:p><text:s/>│ ├─ws:' '</text:p>
            <text:p><text:s/>│ ├─ws:' '</text:p>
            <text:p><text:s/>│ ├─ws:' '</text:p>
            <text:p><text:s/>│ └─ws:' '</text:p>
            <text:p><text:s/>├─Rule</text:p>
            <text:p><text:s/>│ ├─■(/).</text:p>
            <text:p><text:s/>│ ├─RuleName:'_S'</text:p>
            <text:p><text:s/>│ ├─■(/).</text:p>
            <text:p><text:s/>│ │ └─ws:' '</text:p>
            <text:p><text:s/>│ ├─■(/).</text:p>
            <text:p><text:s/>│ │ └─'::='</text:p>
            <text:p><text:s/>│ └─Alt</text:p>
            <text:p><text:s/>│ <text:s text:c="2"/>└─Con</text:p>
            <text:p><text:s/>│ <text:s text:c="4"/>└─(. . .)</text:p>
            <text:p><text:s/>│ <text:s text:c="6"/>├─■(/).</text:p>
            <text:p><text:s/>│ <text:s text:c="6"/>│ └─ws:' '</text:p>
            <text:p><text:s/>│ <text:s text:c="6"/>├─Atom</text:p>
            <text:p><text:s/>│ <text:s text:c="6"/>│ └─Nonterminal:'_Grammar'</text:p>
            <text:p><text:s/>│ <text:s text:c="6"/>└─■(/).</text:p>
            <text:p><text:s/>├─■(/).</text:p>
            <text:p><text:s/>└─(. . .)</text:p>
            <text:p><text:s text:c="3"/>├─(. . .)</text:p>
            <text:p><text:s text:c="3"/>│ ├─■(/).</text:p>
            <text:p><text:s text:c="3"/>│ │ ├─nl:'\n'</text:p>
            <text:p><text:s text:c="3"/>│ │ └─nl:'\n'</text:p>
            <text:p><text:s text:c="3"/>│ └─Rule</text:p>
            <text:p><text:s text:c="3"/>│ <text:s text:c="2"/>├─■(/).</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ws'</text:p>
            <text:p><text:s text:c="3"/>│ <text:s text:c="2"/>├─■(/).</text:p>
            <text:p><text:s text:c="3"/>│ <text:s text:c="2"/>│ └─ws:' '</text:p>
            <text:p><text:s text:c="3"/>│ <text:s text:c="2"/>├─■(/).</text:p>
            <text:p><text:s text:c="3"/>│ <text:s text:c="2"/>│ └─'::='</text:p>
            <text:p><text:s text:c="3"/>│ <text:s text:c="2"/>└─Alt</text:p>
            <text:p><text:s text:c="3"/>│ <text:s text:c="4"/>├─Con</text:p>
            <text:p><text:s text:c="3"/>│ <text:s text:c="4"/>│ └─(. . .)</text:p>
            <text:p><text:s text:c="3"/>│ <text:s text:c="4"/>│ <text:s text:c="2"/>├─■(/).</text:p>
            <text:p><text:s text:c="3"/>│ <text:s text:c="4"/>│ <text:s text:c="2"/>│ └─ws:' '</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 '</text:p>
            <text:p><text:s text:c="3"/>│ <text:s text:c="4"/>│ <text:s text:c="2"/>│ <text:s text:c="2"/>└─■(/).</text:p>
            <text:p><text:s text:c="3"/>│ <text:s text:c="4"/>│ <text:s text:c="2"/>│ <text:s text:c="4"/>└─'\"'</text:p>
            <text:p><text:s text:c="3"/>│ <text:s text:c="4"/>│ <text:s text:c="2"/>└─■(/).</text:p>
            <text:p><text:s text:c="3"/>│ <text:s text:c="4"/>│ <text:s text:c="4"/>└─ws:' '</text:p>
            <text:p><text:s text:c="3"/>│ <text:s text:c="4"/>└─(. . .)</text:p>
            <text:p><text:s text:c="3"/>│ <text:s text:c="6"/>├─■(/).</text:p>
            <text:p><text:s text:c="3"/>│ <text:s text:c="6"/>├─■(/).</text:p>
            <text:p><text:s text:c="3"/>│ <text:s text:c="6"/>├─■(/).</text:p>
            <text:p><text:s text:c="3"/>│ <text:s text:c="6"/>│ └─'|'</text:p>
            <text:p><text:s text:c="3"/>│ <text:s text:c="6"/>└─Con</text:p>
            <text:p><text:s text:c="3"/>│ <text:s text:c="8"/>└─(. . .)</text:p>
            <text:p><text:s text:c="3"/>│ <text:s text:c="10"/>├─■(/).</text:p>
            <text:p><text:s text:c="3"/>│ <text:s text:c="10"/>│ └─ws:' '</text:p>
            <text:p><text:s text:c="3"/>│ <text:s text:c="10"/>├─Atom</text:p>
            <text:p><text:s text:c="3"/>│ <text:s text:c="10"/>│ └─Terminal</text:p>
            <text:p><text:s text:c="3"/>│ <text:s text:c="10"/>│ <text:s text:c="2"/>├─■(/).</text:p>
            <text:p><text:s text:c="3"/>│ <text:s text:c="10"/>│ <text:s text:c="2"/>│ └─'\"'</text:p>
            <text:p><text:s text:c="3"/>│ <text:s text:c="10"/>│ <text:s text:c="2"/>├─'t'</text:p>
            <text:p><text:s text:c="3"/>│ <text:s text:c="10"/>│ <text:s text:c="2"/>└─■(/).</text:p>
            <text:p><text:s text:c="3"/>│ <text:s text:c="10"/>│ <text:s text:c="4"/>└─'\"'</text:p>
            <text:p><text:s text:c="3"/>│ <text:s text:c="10"/>└─■(/).</text:p>
            <text:p><text:s text:c="3"/>├─(. . .)</text:p>
            <text:p><text:s text:c="3"/>│ ├─■(/).</text:p>
            <text:p><text:s text:c="3"/>│ │ └─nl:'\n'</text:p>
            <text:p><text:s text:c="3"/>│ └─Rule</text:p>
            <text:p><text:s text:c="3"/>│ <text:s text:c="2"/>├─■(/).</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nl'</text:p>
            <text:p><text:s text:c="3"/>│ <text:s text:c="2"/>├─■(/).</text:p>
            <text:p><text:s text:c="3"/>│ <text:s text:c="2"/>│ └─ws:' '</text:p>
            <text:p><text:s text:c="3"/>│ <text:s text:c="2"/>├─■(/).</text:p>
            <text:p><text:s text:c="3"/>│ <text:s text:c="2"/>│ └─'::='</text:p>
            <text:p><text:s text:c="3"/>│ <text:s text:c="2"/>└─Alt</text:p>
            <text:p><text:s text:c="3"/>│ <text:s text:c="4"/>├─Con</text:p>
            <text:p><text:s text:c="3"/>│ <text:s text:c="4"/>│ ├─(. . .)</text:p>
            <text:p><text:s text:c="3"/>│ <text:s text:c="4"/>│ │ ├─■(/).</text:p>
            <text:p><text:s text:c="3"/>│ <text:s text:c="4"/>│ │ │ └─ws:' '</text:p>
            <text:p><text:s text:c="3"/>│ <text:s text:c="4"/>│ │ ├─Atom</text:p>
            <text:p><text:s text:c="3"/>│ <text:s text:c="4"/>│ │ │ └─Terminal</text:p>
            <text:p><text:s text:c="3"/>│ <text:s text:c="4"/>│ │ │ <text:s text:c="2"/>├─■(/).</text:p>
            <text:p><text:s text:c="3"/>│ <text:s text:c="4"/>│ │ │ <text:s text:c="2"/>│ └─'\"'</text:p>
            <text:p><text:s text:c="3"/>│ <text:s text:c="4"/>│ │ │ <text:s text:c="2"/>├─'r'</text:p>
            <text:p><text:s text:c="3"/>│ <text:s text:c="4"/>│ │ │ <text:s text:c="2"/>└─■(/).</text:p>
            <text:p><text:s text:c="3"/>│ <text:s text:c="4"/>│ │ │ <text:s text:c="4"/>└─'\"'</text:p>
            <text:p><text:s text:c="3"/>│ <text:s text:c="4"/>│ │ └─■(/).</text:p>
            <text:p><text:s text:c="3"/>│ <text:s text:c="4"/>│ │ <text:s text:c="2"/>└─ws:' '</text:p>
            <text:p><text:s text:c="3"/>│ <text:s text:c="4"/>│ └─(. . .)</text:p>
            <text:p><text:s text:c="3"/>│ <text:s text:c="4"/>│ <text:s text:c="2"/>├─■(/).</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n'</text:p>
            <text:p><text:s text:c="3"/>│ <text:s text:c="4"/>│ <text:s text:c="2"/>│ <text:s text:c="2"/>└─■(/).</text:p>
            <text:p><text:s text:c="3"/>│ <text:s text:c="4"/>│ <text:s text:c="2"/>│ <text:s text:c="4"/>└─'\"'</text:p>
            <text:p><text:s text:c="3"/>│ <text:s text:c="4"/>│ <text:s text:c="2"/>└─■(/).</text:p>
            <text:p><text:s text:c="3"/>│ <text:s text:c="4"/>└─(. . .)</text:p>
            <text:p><text:s text:c="3"/>│ <text:s text:c="6"/>├─■(/).</text:p>
            <text:p><text:s text:c="3"/>│ <text:s text:c="6"/>│ └─nl:'\n'</text:p>
            <text:p><text:s text:c="3"/>│ <text:s text:c="6"/>├─■(/).</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text:p>
            <text:p><text:s text:c="3"/>│ <text:s text:c="6"/>│ └─'|'</text:p>
            <text:p><text:s text:c="3"/>│ <text:s text:c="6"/>└─Con</text:p>
            <text:p><text:s text:c="3"/>│ <text:s text:c="8"/>├─(. . .)</text:p>
            <text:p><text:s text:c="3"/>│ <text:s text:c="8"/>│ ├─■(/).</text:p>
            <text:p><text:s text:c="3"/>│ <text:s text:c="8"/>│ │ └─ws:' '</text:p>
            <text:p><text:s text:c="3"/>│ <text:s text:c="8"/>│ ├─Atom</text:p>
            <text:p><text:s text:c="3"/>│ <text:s text:c="8"/>│ │ └─Terminal</text:p>
            <text:p><text:s text:c="3"/>│ <text:s text:c="8"/>│ │ <text:s text:c="2"/>├─■(/).</text:p>
            <text:p><text:s text:c="3"/>│ <text:s text:c="8"/>│ │ <text:s text:c="2"/>│ └─'\"'</text:p>
            <text:p><text:s text:c="3"/>│ <text:s text:c="8"/>│ │ <text:s text:c="2"/>├─'n'</text:p>
            <text:p><text:s text:c="3"/>│ <text:s text:c="8"/>│ │ <text:s text:c="2"/>└─■(/).</text:p>
            <text:p><text:s text:c="3"/>│ <text:s text:c="8"/>│ │ <text:s text:c="4"/>└─'\"'</text:p>
            <text:p><text:s text:c="3"/>│ <text:s text:c="8"/>│ └─■(/).</text:p>
            <text:p><text:s text:c="3"/>│ <text:s text:c="8"/>│ <text:s text:c="2"/>└─ws:' '</text:p>
            <text:p><text:s text:c="3"/>│ <text:s text:c="8"/>└─(. . .)</text:p>
            <text:p><text:s text:c="3"/>│ <text:s text:c="10"/>├─■(/).</text:p>
            <text:p><text:s text:c="3"/>│ <text:s text:c="10"/>├─Atom</text:p>
            <text:p><text:s text:c="3"/>│ <text:s text:c="10"/>│ └─Terminal</text:p>
            <text:p><text:s text:c="3"/>│ <text:s text:c="10"/>│ <text:s text:c="2"/>├─■(/).</text:p>
            <text:p><text:s text:c="3"/>│ <text:s text:c="10"/>│ <text:s text:c="2"/>│ └─'\"'</text:p>
            <text:p><text:s text:c="3"/>│ <text:s text:c="10"/>│ <text:s text:c="2"/>├─'r'</text:p>
            <text:p><text:s text:c="3"/>│ <text:s text:c="10"/>│ <text:s text:c="2"/>└─■(/).</text:p>
            <text:p><text:s text:c="3"/>│ <text:s text:c="10"/>│ <text:s text:c="4"/>└─'\"'</text:p>
            <text:p><text:s text:c="3"/>│ <text:s text:c="10"/>└─■(/).</text:p>
            <text:p><text:s text:c="3"/>├─(. . .)</text:p>
            <text:p><text:s text:c="3"/>│ ├─■(/).</text:p>
            <text:p><text:s text:c="3"/>│ │ └─nl:'\n'</text:p>
            <text:p><text:s text:c="3"/>│ └─Rule</text:p>
            <text:p><text:s text:c="3"/>│ <text:s text:c="2"/>├─■(/).</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escQ'</text:p>
            <text:p><text:s text:c="3"/>│ <text:s text:c="2"/>├─■(/).</text:p>
            <text:p><text:s text:c="3"/>│ <text:s text:c="2"/>│ └─ws:' '</text:p>
            <text:p><text:s text:c="3"/>│ <text:s text:c="2"/>├─■(/).</text:p>
            <text:p><text:s text:c="3"/>│ <text:s text:c="2"/>│ └─'::='</text:p>
            <text:p><text:s text:c="3"/>│ <text:s text:c="2"/>└─Alt</text:p>
            <text:p><text:s text:c="3"/>│ <text:s text:c="4"/>└─Con</text:p>
            <text:p><text:s text:c="3"/>│ <text:s text:c="6"/>├─(. . .)</text:p>
            <text:p><text:s text:c="3"/>│ <text:s text:c="6"/>│ ├─■(/).</text:p>
            <text:p><text:s text:c="3"/>│ <text:s text:c="6"/>│ │ └─ws:' '</text:p>
            <text:p><text:s text:c="3"/>│ <text:s text:c="6"/>│ ├─Atom</text:p>
            <text:p><text:s text:c="3"/>│ <text:s text:c="6"/>│ │ └─Terminal</text:p>
            <text:p><text:s text:c="3"/>│ <text:s text:c="6"/>│ │ <text:s text:c="2"/>├─■(/).</text:p>
            <text:p><text:s text:c="3"/>│ <text:s text:c="6"/>│ │ <text:s text:c="2"/>│ └─'\"'</text:p>
            <text:p><text:s text:c="3"/>│ <text:s text:c="6"/>│ │ <text:s text:c="2"/>├─'\\'</text:p>
            <text:p><text:s text:c="3"/>│ <text:s text:c="6"/>│ │ <text:s text:c="2"/>└─■(/).</text:p>
            <text:p><text:s text:c="3"/>│ <text:s text:c="6"/>│ │ <text:s text:c="4"/>└─'\"'</text:p>
            <text:p><text:s text:c="3"/>│ <text:s text:c="6"/>│ └─■(/).</text:p>
            <text:p><text:s text:c="3"/>│ <text:s text:c="6"/>└─(. . .)</text:p>
            <text:p><text:s text:c="3"/>│ <text:s text:c="8"/>├─■(/).</text:p>
            <text:p><text:s text:c="3"/>│ <text:s text:c="8"/>├─Atom</text:p>
            <text:p><text:s text:c="3"/>│ <text:s text:c="8"/>│ ├─■(/).</text:p>
            <text:p><text:s text:c="3"/>│ <text:s text:c="8"/>│ │ └─'('</text:p>
            <text:p><text:s text:c="3"/>│ <text:s text:c="8"/>│ ├─Alt</text:p>
            <text:p><text:s text:c="3"/>│ <text:s text:c="8"/>│ │ ├─Con</text:p>
            <text:p><text:s text:c="3"/>│ <text:s text:c="8"/>│ │ │ └─(. . .)</text:p>
            <text:p><text:s text:c="3"/>│ <text:s text:c="8"/>│ │ │ <text:s text:c="2"/>├─■(/).</text:p>
            <text:p><text:s text:c="3"/>│ <text:s text:c="8"/>│ │ │ <text:s text:c="2"/>├─Atom</text:p>
            <text:p><text:s text:c="3"/>│ <text:s text:c="8"/>│ │ │ <text:s text:c="2"/>│ └─Terminal</text:p>
            <text:p><text:s text:c="3"/>│ <text:s text:c="8"/>│ │ │ <text:s text:c="2"/>│ <text:s text:c="2"/>├─■(/).</text:p>
            <text:p><text:s text:c="3"/>│ <text:s text:c="8"/>│ │ │ <text:s text:c="2"/>│ <text:s text:c="2"/>│ └─'\"'</text:p>
            <text:p><text:s text:c="3"/>│ <text:s text:c="8"/>│ │ │ <text:s text:c="2"/>│ <text:s text:c="2"/>├─'r'</text:p>
            <text:p><text:s text:c="3"/>│ <text:s text:c="8"/>│ │ │ <text:s text:c="2"/>│ <text:s text:c="2"/>└─■(/).</text:p>
            <text:p><text:s text:c="3"/>│ <text:s text:c="8"/>│ │ │ <text:s text:c="2"/>│ <text:s text:c="4"/>└─'\"'</text:p>
            <text:p><text:s text:c="3"/>│ <text:s text:c="8"/>│ │ │ <text:s text:c="2"/>└─■(/).</text:p>
            <text:p><text:s text:c="3"/>│ <text:s text:c="8"/>│ │ ├─(. . .)</text:p>
            <text:p><text:s text:c="3"/>│ <text:s text:c="8"/>│ │ │ ├─■(/).</text:p>
            <text:p><text:s text:c="3"/>│ <text:s text:c="8"/>│ │ │ ├─■(/).</text:p>
            <text:p><text:s text:c="3"/>│ <text:s text:c="8"/>│ │ │ ├─■(/).</text:p>
            <text:p><text:s text:c="3"/>│ <text:s text:c="8"/>│ │ │ │ └─'|'</text:p>
            <text:p><text:s text:c="3"/>│ <text:s text:c="8"/>│ │ │ └─Con</text:p>
            <text:p><text:s text:c="3"/>│ <text:s text:c="8"/>│ │ │ <text:s text:c="2"/>└─(. . .)</text:p>
            <text:p><text:s text:c="3"/>│ <text:s text:c="8"/>│ │ │ <text:s text:c="4"/>├─■(/).</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n'</text:p>
            <text:p><text:s text:c="3"/>│ <text:s text:c="8"/>│ │ │ <text:s text:c="4"/>│ <text:s text:c="2"/>└─■(/).</text:p>
            <text:p><text:s text:c="3"/>│ <text:s text:c="8"/>│ │ │ <text:s text:c="4"/>│ <text:s text:c="4"/>└─'\"'</text:p>
            <text:p><text:s text:c="3"/>│ <text:s text:c="8"/>│ │ │ <text:s text:c="4"/>└─■(/).</text:p>
            <text:p><text:s text:c="3"/>│ <text:s text:c="8"/>│ │ ├─(. . .)</text:p>
            <text:p><text:s text:c="3"/>│ <text:s text:c="8"/>│ │ │ ├─■(/).</text:p>
            <text:p><text:s text:c="3"/>│ <text:s text:c="8"/>│ │ │ ├─■(/).</text:p>
            <text:p><text:s text:c="3"/>│ <text:s text:c="8"/>│ │ │ ├─■(/).</text:p>
            <text:p><text:s text:c="3"/>│ <text:s text:c="8"/>│ │ │ │ └─'|'</text:p>
            <text:p><text:s text:c="3"/>│ <text:s text:c="8"/>│ │ │ └─Con</text:p>
            <text:p><text:s text:c="3"/>│ <text:s text:c="8"/>│ │ │ <text:s text:c="2"/>└─(. . .)</text:p>
            <text:p><text:s text:c="3"/>│ <text:s text:c="8"/>│ │ │ <text:s text:c="4"/>├─■(/).</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t'</text:p>
            <text:p><text:s text:c="3"/>│ <text:s text:c="8"/>│ │ │ <text:s text:c="4"/>│ <text:s text:c="2"/>└─■(/).</text:p>
            <text:p><text:s text:c="3"/>│ <text:s text:c="8"/>│ │ │ <text:s text:c="4"/>│ <text:s text:c="4"/>└─'\"'</text:p>
            <text:p><text:s text:c="3"/>│ <text:s text:c="8"/>│ │ │ <text:s text:c="4"/>└─■(/).</text:p>
            <text:p><text:s text:c="3"/>│ <text:s text:c="8"/>│ │ ├─(. . .)</text:p>
            <text:p><text:s text:c="3"/>│ <text:s text:c="8"/>│ │ │ ├─■(/).</text:p>
            <text:p><text:s text:c="3"/>│ <text:s text:c="8"/>│ │ │ ├─■(/).</text:p>
            <text:p><text:s text:c="3"/>│ <text:s text:c="8"/>│ │ │ ├─■(/).</text:p>
            <text:p><text:s text:c="3"/>│ <text:s text:c="8"/>│ │ │ │ └─'|'</text:p>
            <text:p><text:s text:c="3"/>│ <text:s text:c="8"/>│ │ │ └─Con</text:p>
            <text:p><text:s text:c="3"/>│ <text:s text:c="8"/>│ │ │ <text:s text:c="2"/>└─(. . .)</text:p>
            <text:p><text:s text:c="3"/>│ <text:s text:c="8"/>│ │ │ <text:s text:c="4"/>├─■(/).</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text:p>
            <text:p><text:s text:c="3"/>│ <text:s text:c="8"/>│ │ │ <text:s text:c="4"/>│ <text:s text:c="2"/>└─■(/).</text:p>
            <text:p><text:s text:c="3"/>│ <text:s text:c="8"/>│ │ │ <text:s text:c="4"/>│ <text:s text:c="4"/>└─'\"'</text:p>
            <text:p><text:s text:c="3"/>│ <text:s text:c="8"/>│ │ │ <text:s text:c="4"/>└─■(/).</text:p>
            <text:p><text:s text:c="3"/>│ <text:s text:c="8"/>│ │ └─(. . .)</text:p>
            <text:p><text:s text:c="3"/>│ <text:s text:c="8"/>│ │ <text:s text:c="2"/>├─■(/).</text:p>
            <text:p><text:s text:c="3"/>│ <text:s text:c="8"/>│ │ <text:s text:c="2"/>├─■(/).</text:p>
            <text:p><text:s text:c="3"/>│ <text:s text:c="8"/>│ │ <text:s text:c="2"/>├─■(/).</text:p>
            <text:p><text:s text:c="3"/>│ <text:s text:c="8"/>│ │ <text:s text:c="2"/>│ └─'|'</text:p>
            <text:p><text:s text:c="3"/>│ <text:s text:c="8"/>│ │ <text:s text:c="2"/>└─Con</text:p>
            <text:p><text:s text:c="3"/>│ <text:s text:c="8"/>│ │ <text:s text:c="4"/>└─(. . .)</text:p>
            <text:p><text:s text:c="3"/>│ <text:s text:c="8"/>│ │ <text:s text:c="6"/>├─■(/).</text:p>
            <text:p><text:s text:c="3"/>│ <text:s text:c="8"/>│ │ <text:s text:c="6"/>├─Atom</text:p>
            <text:p><text:s text:c="3"/>│ <text:s text:c="8"/>│ │ <text:s text:c="6"/>│ └─Terminal</text:p>
            <text:p><text:s text:c="3"/>│ <text:s text:c="8"/>│ │ <text:s text:c="6"/>│ <text:s text:c="2"/>├─■(/).</text:p>
            <text:p><text:s text:c="3"/>│ <text:s text:c="8"/>│ │ <text:s text:c="6"/>│ <text:s text:c="2"/>│ └─'\"'</text:p>
            <text:p><text:s text:c="3"/>│ <text:s text:c="8"/>│ │ <text:s text:c="6"/>│ <text:s text:c="2"/>├─'\"'</text:p>
            <text:p><text:s text:c="3"/>│ <text:s text:c="8"/>│ │ <text:s text:c="6"/>│ <text:s text:c="2"/>└─■(/).</text:p>
            <text:p><text:s text:c="3"/>│ <text:s text:c="8"/>│ │ <text:s text:c="6"/>│ <text:s text:c="4"/>└─'\"'</text:p>
            <text:p><text:s text:c="3"/>│ <text:s text:c="8"/>│ │ <text:s text:c="6"/>└─■(/).</text:p>
            <text:p><text:s text:c="3"/>│ <text:s text:c="8"/>│ └─■(/).</text:p>
            <text:p><text:s text:c="3"/>│ <text:s text:c="8"/>│ <text:s text:c="2"/>└─')'</text:p>
            <text:p><text:s text:c="3"/>│ <text:s text:c="8"/>└─■(/).</text:p>
            <text:p><text:s text:c="3"/>├─(. . .)</text:p>
            <text:p><text:s text:c="3"/>│ ├─■(/).</text:p>
            <text:p><text:s text:c="3"/>│ │ ├─nl:'\n'</text:p>
            <text:p><text:s text:c="3"/>│ │ └─nl:'\n'</text:p>
            <text:p><text:s text:c="3"/>│ └─Rule</text:p>
            <text:p><text:s text:c="3"/>│ <text:s text:c="2"/>├─■(/).</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Con'</text:p>
            <text:p><text:s text:c="3"/>│ <text:s text:c="2"/>├─■(/).</text:p>
            <text:p><text:s text:c="3"/>│ <text:s text:c="2"/>│ └─ws:' '</text:p>
            <text:p><text:s text:c="3"/>│ <text:s text:c="2"/>├─■(/).</text:p>
            <text:p><text:s text:c="3"/>│ <text:s text:c="2"/>│ └─'::='</text:p>
            <text:p><text:s text:c="3"/>│ <text:s text:c="2"/>└─Alt</text:p>
            <text:p><text:s text:c="3"/>│ <text:s text:c="4"/>└─Con</text:p>
            <text:p><text:s text:c="3"/>│ <text:s text:c="6"/>└─(. . .)</text:p>
            <text:p><text:s text:c="3"/>│ <text:s text:c="8"/>├─■(/).</text:p>
            <text:p><text:s text:c="3"/>│ <text:s text:c="8"/>│ └─ws:' '</text:p>
            <text:p><text:s text:c="3"/>│ <text:s text:c="8"/>├─Atom</text:p>
            <text:p><text:s text:c="3"/>│ <text:s text:c="8"/>│ ├─■(/).</text:p>
            <text:p><text:s text:c="3"/>│ <text:s text:c="8"/>│ │ └─'('</text:p>
            <text:p><text:s text:c="3"/>│ <text:s text:c="8"/>│ ├─Alt</text:p>
            <text:p><text:s text:c="3"/>│ <text:s text:c="8"/>│ │ └─Con</text:p>
            <text:p><text:s text:c="3"/>│ <text:s text:c="8"/>│ │ <text:s text:c="2"/>├─(. . .)</text:p>
            <text:p><text:s text:c="3"/>│ <text:s text:c="8"/>│ │ <text:s text:c="2"/>│ ├─■(/).</text:p>
            <text:p><text:s text:c="3"/>│ <text:s text:c="8"/>│ │ <text:s text:c="2"/>│ ├─Atom</text:p>
            <text:p><text:s text:c="3"/>│ <text:s text:c="8"/>│ │ <text:s text:c="2"/>│ │ └─Nonterminal:'_ws'</text:p>
            <text:p><text:s text:c="3"/>│ <text:s text:c="8"/>│ │ <text:s text:c="2"/>│ └─■(/).</text:p>
            <text:p><text:s text:c="3"/>│ <text:s text:c="8"/>│ │ <text:s text:c="2"/>│ <text:s text:c="2"/>└─ws:' '</text:p>
            <text:p><text:s text:c="3"/>│ <text:s text:c="8"/>│ │ <text:s text:c="2"/>├─(. . .)</text:p>
            <text:p><text:s text:c="3"/>│ <text:s text:c="8"/>│ │ <text:s text:c="2"/>│ ├─■(/).</text:p>
            <text:p><text:s text:c="3"/>│ <text:s text:c="8"/>│ │ <text:s text:c="2"/>│ ├─Atom</text:p>
            <text:p><text:s text:c="3"/>│ <text:s text:c="8"/>│ │ <text:s text:c="2"/>│ │ └─Nonterminal:'_Atom'</text:p>
            <text:p><text:s text:c="3"/>│ <text:s text:c="8"/>│ │ <text:s text:c="2"/>│ └─■(/).</text:p>
            <text:p><text:s text:c="3"/>│ <text:s text:c="8"/>│ │ <text:s text:c="2"/>│ <text:s text:c="2"/>└─ws:' '</text:p>
            <text:p><text:s text:c="3"/>│ <text:s text:c="8"/>│ │ <text:s text:c="2"/>└─(. . .)</text:p>
            <text:p><text:s text:c="3"/>│ <text:s text:c="8"/>│ │ <text:s text:c="4"/>├─■(/).</text:p>
            <text:p><text:s text:c="3"/>│ <text:s text:c="8"/>│ │ <text:s text:c="4"/>├─Atom</text:p>
            <text:p><text:s text:c="3"/>│ <text:s text:c="8"/>│ │ <text:s text:c="4"/>│ └─Nonterminal:'_ws'</text:p>
            <text:p><text:s text:c="3"/>│ <text:s text:c="8"/>│ │ <text:s text:c="4"/>└─■(/).</text:p>
            <text:p><text:s text:c="3"/>│ <text:s text:c="8"/>│ └─■(/).</text:p>
            <text:p><text:s text:c="3"/>│ <text:s text:c="8"/>│ <text:s text:c="2"/>└─')'</text:p>
            <text:p><text:s text:c="3"/>│ <text:s text:c="8"/>└─■(/).</text:p>
            <text:p><text:s text:c="3"/>├─(. . .)</text:p>
            <text:p><text:s text:c="3"/>│ ├─■(/).</text:p>
            <text:p><text:s text:c="3"/>│ │ └─nl:'\n'</text:p>
            <text:p><text:s text:c="3"/>│ └─Rule</text:p>
            <text:p><text:s text:c="3"/>│ <text:s text:c="2"/>├─■(/).</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Atom'</text:p>
            <text:p><text:s text:c="3"/>│ <text:s text:c="2"/>├─■(/).</text:p>
            <text:p><text:s text:c="3"/>│ <text:s text:c="2"/>│ └─ws:' '</text:p>
            <text:p><text:s text:c="3"/>│ <text:s text:c="2"/>├─■(/).</text:p>
            <text:p><text:s text:c="3"/>│ <text:s text:c="2"/>│ └─'::='</text:p>
            <text:p><text:s text:c="3"/>│ <text:s text:c="2"/>└─Alt</text:p>
            <text:p><text:s text:c="3"/>│ <text:s text:c="4"/>├─Con</text:p>
            <text:p><text:s text:c="3"/>│ <text:s text:c="4"/>│ ├─(. . .)</text:p>
            <text:p><text:s text:c="3"/>│ <text:s text:c="4"/>│ │ ├─■(/).</text:p>
            <text:p><text:s text:c="3"/>│ <text:s text:c="4"/>│ │ │ └─ws:' '</text:p>
            <text:p><text:s text:c="3"/>│ <text:s text:c="4"/>│ │ ├─Atom</text:p>
            <text:p><text:s text:c="3"/>│ <text:s text:c="4"/>│ │ │ └─Terminal</text:p>
            <text:p><text:s text:c="3"/>│ <text:s text:c="4"/>│ │ │ <text:s text:c="2"/>├─■(/).</text:p>
            <text:p><text:s text:c="3"/>│ <text:s text:c="4"/>│ │ │ <text:s text:c="2"/>│ └─'\"'</text:p>
            <text:p><text:s text:c="3"/>│ <text:s text:c="4"/>│ │ │ <text:s text:c="2"/>├─'('</text:p>
            <text:p><text:s text:c="3"/>│ <text:s text:c="4"/>│ │ │ <text:s text:c="2"/>└─■(/).</text:p>
            <text:p><text:s text:c="3"/>│ <text:s text:c="4"/>│ │ │ <text:s text:c="4"/>└─'\"'</text:p>
            <text:p><text:s text:c="3"/>│ <text:s text:c="4"/>│ │ └─■(/).</text:p>
            <text:p><text:s text:c="3"/>│ <text:s text:c="4"/>│ │ <text:s text:c="2"/>└─ws:' '</text:p>
            <text:p><text:s text:c="3"/>│ <text:s text:c="4"/>│ ├─(. . .)</text:p>
            <text:p><text:s text:c="3"/>│ <text:s text:c="4"/>│ │ ├─■(/).</text:p>
            <text:p><text:s text:c="3"/>│ <text:s text:c="4"/>│ │ ├─Atom</text:p>
            <text:p><text:s text:c="3"/>│ <text:s text:c="4"/>│ │ │ └─Nonterminal:'_Alt'</text:p>
            <text:p><text:s text:c="3"/>│ <text:s text:c="4"/>│ │ └─■(/).</text:p>
            <text:p><text:s text:c="3"/>│ <text:s text:c="4"/>│ │ <text:s text:c="2"/>└─ws:' '</text:p>
            <text:p><text:s text:c="3"/>│ <text:s text:c="4"/>│ └─(. . .)</text:p>
            <text:p><text:s text:c="3"/>│ <text:s text:c="4"/>│ <text:s text:c="2"/>├─■(/).</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text:p>
            <text:p><text:s text:c="3"/>│ <text:s text:c="4"/>│ <text:s text:c="2"/>│ <text:s text:c="2"/>└─■(/).</text:p>
            <text:p><text:s text:c="3"/>│ <text:s text:c="4"/>│ <text:s text:c="2"/>│ <text:s text:c="4"/>└─'\"'</text:p>
            <text:p><text:s text:c="3"/>│ <text:s text:c="4"/>│ <text:s text:c="2"/>└─■(/).</text:p>
            <text:p><text:s text:c="3"/>│ <text:s text:c="4"/>├─(. . .)</text:p>
            <text:p><text:s text:c="3"/>│ <text:s text:c="4"/>│ ├─■(/).</text:p>
            <text:p><text:s text:c="3"/>│ <text:s text:c="4"/>│ │ └─nl:'\n'</text:p>
            <text:p><text:s text:c="3"/>│ <text:s text:c="4"/>│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text:p>
            <text:p><text:s text:c="3"/>│ <text:s text:c="4"/>│ │ └─'|'</text:p>
            <text:p><text:s text:c="3"/>│ <text:s text:c="4"/>│ └─Con</text:p>
            <text:p><text:s text:c="3"/>│ <text:s text:c="4"/>│ <text:s text:c="2"/>└─(. . .)</text:p>
            <text:p><text:s text:c="3"/>│ <text:s text:c="4"/>│ <text:s text:c="4"/>├─■(/).</text:p>
            <text:p><text:s text:c="3"/>│ <text:s text:c="4"/>│ <text:s text:c="4"/>│ └─ws:' '</text:p>
            <text:p><text:s text:c="3"/>│ <text:s text:c="4"/>│ <text:s text:c="4"/>├─Atom</text:p>
            <text:p><text:s text:c="3"/>│ <text:s text:c="4"/>│ <text:s text:c="4"/>│ └─Nonterminal:'_Nonterminal'</text:p>
            <text:p><text:s text:c="3"/>│ <text:s text:c="4"/>│ <text:s text:c="4"/>└─■(/).</text:p>
            <text:p><text:s text:c="3"/>│ <text:s text:c="4"/>├─(. . .)</text:p>
            <text:p><text:s text:c="3"/>│ <text:s text:c="4"/>│ ├─■(/).</text:p>
            <text:p><text:s text:c="3"/>│ <text:s text:c="4"/>│ │ └─nl:'\n'</text:p>
            <text:p><text:s text:c="3"/>│ <text:s text:c="4"/>│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text:p>
            <text:p><text:s text:c="3"/>│ <text:s text:c="4"/>│ │ └─'|'</text:p>
            <text:p><text:s text:c="3"/>│ <text:s text:c="4"/>│ └─Con</text:p>
            <text:p><text:s text:c="3"/>│ <text:s text:c="4"/>│ <text:s text:c="2"/>└─(. . .)</text:p>
            <text:p><text:s text:c="3"/>│ <text:s text:c="4"/>│ <text:s text:c="4"/>├─■(/).</text:p>
            <text:p><text:s text:c="3"/>│ <text:s text:c="4"/>│ <text:s text:c="4"/>│ └─ws:' '</text:p>
            <text:p><text:s text:c="3"/>│ <text:s text:c="4"/>│ <text:s text:c="4"/>├─Atom</text:p>
            <text:p><text:s text:c="3"/>│ <text:s text:c="4"/>│ <text:s text:c="4"/>│ └─Nonterminal:'_Terminal'</text:p>
            <text:p><text:s text:c="3"/>│ <text:s text:c="4"/>│ <text:s text:c="4"/>└─■(/).</text:p>
            <text:p><text:s text:c="3"/>│ <text:s text:c="4"/>└─(. . .)</text:p>
            <text:p><text:s text:c="3"/>│ <text:s text:c="6"/>├─■(/).</text:p>
            <text:p><text:s text:c="3"/>│ <text:s text:c="6"/>│ └─nl:'\n'</text:p>
            <text:p><text:s text:c="3"/>│ <text:s text:c="6"/>├─■(/).</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text:p>
            <text:p><text:s text:c="3"/>│ <text:s text:c="6"/>│ └─'|'</text:p>
            <text:p><text:s text:c="3"/>│ <text:s text:c="6"/>└─Con</text:p>
            <text:p><text:s text:c="3"/>│ <text:s text:c="8"/>└─(. . .)</text:p>
            <text:p><text:s text:c="3"/>│ <text:s text:c="10"/>├─■(/).</text:p>
            <text:p><text:s text:c="3"/>│ <text:s text:c="10"/>│ └─ws:' '</text:p>
            <text:p><text:s text:c="3"/>│ <text:s text:c="10"/>├─Atom</text:p>
            <text:p><text:s text:c="3"/>│ <text:s text:c="10"/>│ └─Nonterminal:'_CClass'</text:p>
            <text:p><text:s text:c="3"/>│ <text:s text:c="10"/>└─■(/).</text:p>
            <text:p><text:s text:c="3"/>├─(. . .)</text:p>
            <text:p><text:s text:c="3"/>│ ├─■(/).</text:p>
            <text:p><text:s text:c="3"/>│ │ └─nl:'\n'</text:p>
            <text:p><text:s text:c="3"/>│ └─Rule</text:p>
            <text:p><text:s text:c="3"/>│ <text:s text:c="2"/>├─■(/).</text:p>
            <text:p><text:s text:c="3"/>│ <text:s text:c="2"/>├─RuleName:'_Nonterminal'</text:p>
            <text:p><text:s text:c="3"/>│ <text:s text:c="2"/>├─■(/).</text:p>
            <text:p><text:s text:c="3"/>│ <text:s text:c="2"/>│ └─ws:' '</text:p>
            <text:p><text:s text:c="3"/>│ <text:s text:c="2"/>├─■(/).</text:p>
            <text:p><text:s text:c="3"/>│ <text:s text:c="2"/>│ └─'::='</text:p>
            <text:p><text:s text:c="3"/>│ <text:s text:c="2"/>└─Alt</text:p>
            <text:p><text:s text:c="3"/>│ <text:s text:c="4"/>└─Con</text:p>
            <text:p><text:s text:c="3"/>│ <text:s text:c="6"/>└─(. . .)</text:p>
            <text:p><text:s text:c="3"/>│ <text:s text:c="8"/>├─■(/).</text:p>
            <text:p><text:s text:c="3"/>│ <text:s text:c="8"/>│ └─ws:' '</text:p>
            <text:p><text:s text:c="3"/>│ <text:s text:c="8"/>├─Atom</text:p>
            <text:p><text:s text:c="3"/>│ <text:s text:c="8"/>│ └─Nonterminal:'_Ident'</text:p>
            <text:p><text:s text:c="3"/>│ <text:s text:c="8"/>└─■(/).</text:p>
            <text:p><text:s text:c="3"/>└─(. . .)</text:p>
            <text:p><text:s text:c="5"/>├─■(/).</text:p>
            <text:p><text:s text:c="5"/>│ └─nl:'\n'</text:p>
            <text:p><text:s text:c="5"/>└─Rule</text:p>
            <text:p><text:s text:c="7"/>├─■(/).</text:p>
            <text:p><text:s text:c="7"/>│ ├─ws:' '</text:p>
            <text:p><text:s text:c="7"/>│ ├─ws:' '</text:p>
            <text:p><text:s text:c="7"/>│ └─ws:' '</text:p>
            <text:p><text:s text:c="7"/>├─RuleName:'_Terminal'</text:p>
            <text:p><text:s text:c="7"/>├─■(/).</text:p>
            <text:p><text:s text:c="7"/>│ └─ws:' '</text:p>
            <text:p><text:s text:c="7"/>├─■(/).</text:p>
            <text:p><text:s text:c="7"/>│ └─'::='</text:p>
            <text:p><text:s text:c="7"/>└─Alt</text:p>
            <text:p><text:s text:c="9"/>└─Con</text:p>
            <text:p><text:s text:c="11"/>├─(. . .)</text:p>
            <text:p><text:s text:c="11"/>│ ├─■(/).</text:p>
            <text:p><text:s text:c="11"/>│ │ └─ws:' '</text:p>
            <text:p><text:s text:c="11"/>│ ├─Atom</text:p>
            <text:p><text:s text:c="11"/>│ │ └─Terminal</text:p>
            <text:p><text:s text:c="11"/>│ │ <text:s text:c="2"/>├─■(/).</text:p>
            <text:p><text:s text:c="11"/>│ │ <text:s text:c="2"/>│ └─'\"'</text:p>
            <text:p><text:s text:c="11"/>│ │ <text:s text:c="2"/>├─'\"'</text:p>
            <text:p><text:s text:c="11"/>│ │ <text:s text:c="2"/>└─■(/).</text:p>
            <text:p><text:s text:c="11"/>│ │ <text:s text:c="4"/>└─'\"'</text:p>
            <text:p><text:s text:c="11"/>│ └─■(/).</text:p>
            <text:p><text:s text:c="11"/>│ <text:s text:c="2"/>└─ws:' '</text:p>
            <text:p><text:s text:c="11"/>├─(. . .)</text:p>
            <text:p><text:s text:c="11"/>│ ├─■(/).</text:p>
            <text:p><text:s text:c="11"/>│ ├─Atom</text:p>
            <text:p><text:s text:c="11"/>│ │ ├─■(/).</text:p>
            <text:p><text:s text:c="11"/>│ │ │ └─'('</text:p>
            <text:p><text:s text:c="11"/>│ │ ├─Alt</text:p>
            <text:p><text:s text:c="11"/>│ │ │ └─Con</text:p>
            <text:p><text:s text:c="11"/>│ │ │ <text:s text:c="2"/>└─(. . .)</text:p>
            <text:p><text:s text:c="11"/>│ │ │ <text:s text:c="4"/>├─■(/).</text:p>
            <text:p><text:s text:c="11"/>│ │ │ <text:s text:c="4"/>├─Atom</text:p>
            <text:p><text:s text:c="11"/>│ │ │ <text:s text:c="4"/>│ └─Nonterminal:'escQ'</text:p>
            <text:p><text:s text:c="11"/>│ │ │ <text:s text:c="4"/>└─■(/).</text:p>
            <text:p><text:s text:c="11"/>│ │ │ <text:s text:c="6"/>└─ws:' '</text:p>
            <text:p><text:s text:c="11"/>│ │ └─■(/).</text:p>
            <text:p><text:s text:c="11"/>│ │ <text:s text:c="2"/>└─')'</text:p>
            <text:p><text:s text:c="11"/>│ └─■(/).</text:p>
            <text:p><text:s text:c="11"/>│ <text:s text:c="2"/>└─ws:' '</text:p>
            <text:p><text:s text:c="11"/>└─(. . .)</text:p>
            <text:p><text:s text:c="13"/>├─■(/).</text:p>
            <text:p><text:s text:c="13"/>├─Atom</text:p>
            <text:p><text:s text:c="13"/>│ └─Terminal</text:p>
            <text:p><text:s text:c="13"/>│ <text:s text:c="2"/>├─■(/).</text:p>
            <text:p><text:s text:c="13"/>│ <text:s text:c="2"/>│ └─'\"'</text:p>
            <text:p><text:s text:c="13"/>│ <text:s text:c="2"/>├─'\"'</text:p>
            <text:p><text:s text:c="13"/>│ <text:s text:c="2"/>└─■(/).</text:p>
            <text:p><text:s text:c="13"/>│ <text:s text:c="4"/>└─'\"'</text:p>
            <text:p><text:s text:c="13"/>└─■(/).</text:p>
          </table:table-cell>
          <table:table-cell table:style-name="ce178" table:formula="of:=[.E2]*[.F2]" office:value-type="float" office:value="0">
            <text:p>0</text:p>
          </table:table-cell>
          <table:table-cell table:style-name="ce185" office:value-type="string">
            <text:p>0</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5">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13.05.2017</text:date>, <text:time>23:49: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3T23:49:58.54</dc:date>
    <meta:editing-duration>P155DT11H16M34S</meta:editing-duration>
    <meta:editing-cycles>603</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Dim inner As String
				inner = toString(v)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out As Variant
	out = mkDtMult(dtMultLabel("/", pItem))
	mkDtSkip = ou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Skip(q)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q = pBind(q, compose(pReturn, f))
					End If
					result = fixIndirection(p.st3, q)
					result.typ = typ_Parser_ASN
				End If
			Case Else
				result = Empty				
		End Select
	End If
	If isEmpty(result) Then
		croak("toDerivationP: cannot handle .tp=" _
			&amp; toString(p.tp) _
			&amp; NL &amp; NL &amp; toString(p) _
		)
	End If
	_toDerivationP = result
End Function

'= tests ======================================================================

Function test_AST()
	test_AST_toDerivationP_typ(0)
	test_AST_toDerivationP_typ(dtOpt_hideSkipped)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Function test_AST_toDerivationP_typ(opts As Integer)
	Dim p As Object, q As Object, x As Variant
	Dim hideSkipped As Boolean
	hideSkipped = (opts And dtOpt_hideSkipped)
	
	p = pItem
	q = toDerivationP(p, opts)
	assertEqual(q.typ, typ_Parser_ASN).x
	
	p = pStr("x")
	q = toDerivationP(p, opts)
	assertEqual(q.typ, typ_Parser_ASN).x
	
	p = pSat(equ("x"))
	q = toDerivationP(p, opts)
	assertEqual(q.typ, typ_Parser_ASN).x
	
	p = pSkip(pItem)
	q = toDerivationP(p, opts)
	msgbox(toString(q))
	assertEqual(q.typ, IIf(hideSkipped, "", typ_Parser_ASN)).x
	
	p = pSkip(pStr("x"))
	q = toDerivationP(p, opts)
	assertEqual(q.typ, IIf(hideSkipped, "", typ_Parser_ASN)).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out As Object
	If isNull(out) Then
		out = pSeq(Array( _
				pSkip(pMany(pWhite)), _
				pGrmRule, _
				pSkip(pMany(pWhite)), _
				pMany( _
					pSeq(Array( _
						pSkip(pMany1(pGrmNewline)),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